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25cm"/>
    </style:style>
    <style:style style:name="co3" style:family="table-column">
      <style:table-column-properties fo:break-before="auto" style:column-width="10.128cm"/>
    </style:style>
    <style:style style:name="co4" style:family="table-column">
      <style:table-column-properties fo:break-before="auto" style:column-width="0.591cm"/>
    </style:style>
    <style:style style:name="co5" style:family="table-column">
      <style:table-column-properties fo:break-before="auto" style:column-width="6.163cm"/>
    </style:style>
    <style:style style:name="co6" style:family="table-column">
      <style:table-column-properties fo:break-before="auto" style:column-width="19.812cm"/>
    </style:style>
    <style:style style:name="co7" style:family="table-column">
      <style:table-column-properties fo:break-before="auto" style:column-width="1.801cm"/>
    </style:style>
    <style:style style:name="co13" style:family="table-column">
      <style:table-column-properties fo:break-before="auto" style:column-width="2.103cm"/>
    </style:style>
    <style:style style:name="co14" style:family="table-column">
      <style:table-column-properties fo:break-before="auto" style:column-width="4.727cm"/>
    </style:style>
    <style:style style:name="co15" style:family="table-column">
      <style:table-column-properties fo:break-before="auto" style:column-width="24.146cm"/>
    </style:style>
    <style:style style:name="co16" style:family="table-column">
      <style:table-column-properties fo:break-before="auto" style:column-width="2.191cm"/>
    </style:style>
    <style:style style:name="co17" style:family="table-column">
      <style:table-column-properties fo:break-before="auto" style:column-width="3.88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606cm"/>
    </style:style>
    <style:style style:name="co20" style:family="table-column">
      <style:table-column-properties fo:break-before="auto" style:column-width="4.106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27.552cm"/>
    </style:style>
    <style:style style:name="co23" style:family="table-column">
      <style:table-column-properties fo:break-before="auto" style:column-width="1.154cm"/>
    </style:style>
    <style:style style:name="co24" style:family="table-column">
      <style:table-column-properties fo:break-before="auto" style:column-width="1.295cm"/>
    </style:style>
    <style:style style:name="co25" style:family="table-column">
      <style:table-column-properties fo:break-before="auto" style:column-width="5.403cm"/>
    </style:style>
    <style:style style:name="co26" style:family="table-column">
      <style:table-column-properties fo:break-before="auto" style:column-width="25.751cm"/>
    </style:style>
    <style:style style:name="co27" style:family="table-column">
      <style:table-column-properties fo:break-before="auto" style:column-width="2.58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DIARIA">
      <style:table-properties table:display="true" style:writing-mode="lr-tb"/>
    </style:style>
    <style:style style:name="ta4" style:family="table" style:master-page-name="PageStyle_5f_ITEMS">
      <style:table-properties table:display="true" style:writing-mode="lr-tb"/>
    </style:style>
    <style:style style:name="ta6" style:family="table" style:master-page-name="PageStyle_5f_CONDICION_20_DE_20_VICTORIA">
      <style:table-properties table:display="true" style:writing-mode="lr-tb"/>
    </style:style>
    <style:style style:name="ta7" style:family="table" style:master-page-name="PageStyle_5f_JUGADOR">
      <style:table-properties table:display="true" style:writing-mode="lr-tb"/>
    </style:style>
    <style:style style:name="ta8" style:family="table" style:master-page-name="PageStyle_5f_TRAMPAS">
      <style:table-properties table:display="true" style:writing-mode="lr-tb"/>
    </style:style>
    <number:text-style style:name="N100">
      <number:text-content/>
    </number:text-style>
    <number:text-style style:name="N8100" number:language="es" number:country="ES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Excel_20_Built-in_20_Normal" style:data-style-name="N8100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ondiciones de victoria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paso1</text:p>
          </table:table-cell>
          <table:table-cell office:value-type="string">
            <text:p>paso2</text:p>
          </table:table-cell>
          <table:table-cell office:value-type="string">
            <text:p>paso3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3"/>
        </table:table-row>
      </table:table>
      <table:table table:name="DIARIA" table:style-name="ta2" table:print="false">
        <office:forms form:automatic-focus="false" form:apply-design-mode="false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21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LUVIA TORRENCIA</text:p>
          </table:table-cell>
          <table:table-cell office:value-type="string">
            <text:p>DURANTE ESTE DIA OBTIENES 1 PUNTO MAS DE AGUA EN CADA BUSQUEDA Y EL MOVE CUESTA 1 MA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string">
            <text:p>SEQUIA</text:p>
          </table:table-cell>
          <table:table-cell office:value-type="string">
            <text:p>TUS BUSQUEDAS DE AGUA RESULTAN INUTILES <text:s/>DURANTE ESE DIA</text:p>
          </table:table-cell>
          <table:table-cell table:number-columns-repeated="1021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string">
            <text:p>SIN TECHO</text:p>
          </table:table-cell>
          <table:table-cell office:value-type="string">
            <text:p>EL VALOR DE REFUGIO DE LAS CASILLAS SE REDUCE A LA MITAD REDONDEANDO A LA BAJA</text:p>
          </table:table-cell>
          <table:table-cell table:number-columns-repeated="1021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string">
            <text:p>UN DIA DE PERROS</text:p>
          </table:table-cell>
          <table:table-cell office:value-type="string">
            <text:p>LA ORGANIZACIÓN SUELTA 1D10 BICHOS EN CASILLAS ALEATORIAS QUE ATACARAN AL JUGADOR MAS CERCANO</text:p>
          </table:table-cell>
          <table:table-cell table:number-columns-repeated="1021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string">
            <text:p>EL DIA DE LA BESTIA</text:p>
          </table:table-cell>
          <table:table-cell office:value-type="string">
            <text:p>LA ORGANIZACIÓN SUELTA AL MEGABICHOS</text:p>
          </table:table-cell>
          <table:table-cell table:number-columns-repeated="1021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string">
            <text:p>CARITAS</text:p>
          </table:table-cell>
          <table:table-cell office:value-type="string">
            <text:p>LA ORGANIZACIÓN PONE 1D6 MOCHILAS EN CASILLAS ALEATORIAS DE ARMAS DE NIVEL 3 CON BICHOS DEFENDIENDO</text:p>
          </table:table-cell>
          <table:table-cell table:number-columns-repeated="1021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string">
            <text:p>MUNDO DE GULLIVER</text:p>
          </table:table-cell>
          <table:table-cell office:value-type="string">
            <text:p>EL ESCENARIO SE VA REDUCIENDO A RITMO DE 1 COLUMNA Y 1 FILA POR TURNO DURANTE 1 DIA PERMANENTE SI TE PILLA TE MATA</text:p>
          </table:table-cell>
          <table:table-cell table:number-columns-repeated="1021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string">
            <text:p>LA AUDICIENCIA QUIERE SANGRE</text:p>
          </table:table-cell>
          <table:table-cell office:value-type="string">
            <text:p>CADA JUGADOR SE ENFRENTE A UN BICHO</text:p>
          </table:table-cell>
          <table:table-cell table:number-columns-repeated="1021"/>
        </table:table-row>
        <table:table-row table:style-name="ro2">
          <table:table-cell table:formula="of:=[.A9]+1" office:value-type="float" office:value="9">
            <text:p>9</text:p>
          </table:table-cell>
          <table:table-cell/>
          <table:table-cell office:value-type="string">
            <text:p>AL FINAL DE CADA TURNO CADA JUGADOR ROBA UNA CARTA TRAMPA QUE LE AFECTARA <text:s/>A EL.</text:p>
          </table:table-cell>
          <table:table-cell table:number-columns-repeated="1021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string">
            <text:p>CORTE PUBLICITARIO</text:p>
          </table:table-cell>
          <table:table-cell office:value-type="string">
            <text:p>NO SE ROBAN CARTAS DE EVENTOS DE JUGADOR DURANTE ESTE DIA</text:p>
          </table:table-cell>
          <table:table-cell table:number-columns-repeated="1021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string">
            <text:p>COMBATE DE GLADIADORES</text:p>
          </table:table-cell>
          <table:table-cell office:value-type="string">
            <text:p>LA ORGANIZACIÓN RETIRA TODAS LAS ARMAS A DISTANCIAS Y DURANTE ESTE DIA NO PUEDES CONSEGUIR ARMAS DE ESTE TIPO</text:p>
          </table:table-cell>
          <table:table-cell table:number-columns-repeated="1021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string">
            <text:p>DIA DEL FRANCOTIRADOR</text:p>
          </table:table-cell>
          <table:table-cell office:value-type="string">
            <text:p>LA ORGANIZACIÓN RETIRA TODAS LAS ARMAS CUERPO A CUERPO Y NO PUEDES CONSEGUIR NINGUNA DE ESTE TIPO</text:p>
          </table:table-cell>
          <table:table-cell table:number-columns-repeated="1021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string">
            <text:p>DIA ACIAGO</text:p>
          </table:table-cell>
          <table:table-cell office:value-type="string">
            <text:p>TODOS LOS JUGADORES PIERDEN EL CONTENIDO DE SU MOCHILA, PERO CONSERVA <text:s/>LA MOCHILA</text:p>
          </table:table-cell>
          <table:table-cell table:number-columns-repeated="1021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string">
            <text:p>PANICO</text:p>
          </table:table-cell>
          <table:table-cell office:value-type="string">
            <text:p>TODOS LOS JUGADORES +2 AL NIVEL DE PANICO.</text:p>
          </table:table-cell>
          <table:table-cell table:number-columns-repeated="1021"/>
        </table:table-row>
        <table:table-row table:style-name="ro2">
          <table:table-cell office:value-type="float" office:value="15">
            <text:p>15</text:p>
          </table:table-cell>
          <table:table-cell/>
          <table:table-cell office:value-type="string">
            <text:p>LA FRECUENCIA DE APARICION DE BICHOS SE INCREMENTA EN 1</text:p>
          </table:table-cell>
          <table:table-cell table:number-columns-repeated="1021"/>
        </table:table-row>
        <table:table-row table:style-name="ro2">
          <table:table-cell office:value-type="float" office:value="16">
            <text:p>16</text:p>
          </table:table-cell>
          <table:table-cell/>
          <table:table-cell office:value-type="string">
            <text:p>APARECE UN BICHO AL FINAL DE CADA TURNO</text:p>
          </table:table-cell>
          <table:table-cell table:number-columns-repeated="1021"/>
        </table:table-row>
        <table:table-row table:style-name="ro2">
          <table:table-cell office:value-type="float" office:value="17">
            <text:p>17</text:p>
          </table:table-cell>
          <table:table-cell/>
          <table:table-cell office:value-type="string">
            <text:p>SE ROBA EVENTO DE JUGADOR AL FINAL DE CADA TURNO</text:p>
          </table:table-cell>
          <table:table-cell table:number-columns-repeated="102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incendio</text:p>
          </table:table-cell>
          <table:table-cell office:value-type="string">
            <text:p>Incencio (evento unico)</text:p>
          </table:table-cell>
          <table:table-cell table:number-columns-repeated="102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volcan</text:p>
          </table:table-cell>
          <table:table-cell table:number-columns-repeated="102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la hora de las noticias'</text:p>
          </table:table-cell>
          <table:table-cell office:value-type="string">
            <text:p>se lleva a todos los jugadores a la misma casilla a luchar</text:p>
          </table:table-cell>
          <table:table-cell table:number-columns-repeated="1021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UGADOR" table:style-name="ta7" table:print="false">
        <office:forms form:automatic-focus="false" form:apply-design-mode="false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7" table:default-cell-style-name="Excel_20_Built-in_20_Normal"/>
        <table:table-column table:style-name="co27" table:default-cell-style-name="Excel_20_Built-in_20_Normal"/>
        <table:table-column table:style-name="co7" table:number-columns-repeated="1018" table:default-cell-style-name="Excel_20_Built-in_20_Normal"/>
        <table:table-row table:style-name="ro2">
          <table:table-cell office:value-type="string">
            <text:p>N</text:p>
          </table:table-cell>
          <table:table-cell office:value-type="string">
            <text:p>FREC.</text:p>
          </table:table-cell>
          <table:table-cell office:value-type="string">
            <text:p>NOMBRE </text:p>
          </table:table-cell>
          <table:table-cell office:value-type="string">
            <text:p>DESCRIPCION</text:p>
          </table:table-cell>
          <table:table-cell table:number-columns-repeated="1020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AQUÍ HUELE A PODRIDO</text:p>
          </table:table-cell>
          <table:table-cell office:value-type="string">
            <text:p>TE DAS CUENTA DE QUE LA COMIDA DE TU MOCHILA HUELE A PODRIA, -2 UDS DE COMIDA</text:p>
          </table:table-cell>
          <table:table-cell table:number-columns-repeated="1020"/>
        </table:table-row>
        <table:table-row table:style-name="ro2">
          <table:table-cell table:formula="of:=[.A2]+1" office:value-type="float" office:value="2">
            <text:p>2</text:p>
          </table:table-cell>
          <table:table-cell office:value-type="float" office:value="2">
            <text:p>2</text:p>
          </table:table-cell>
          <table:table-cell/>
          <table:table-cell office:value-type="string">
            <text:p>TROPIEZAS Y CAE AL SUELO, AL LEVANTARTE TE DAS CUENTA DE QUE ES UN ARMA, ROBA UNA CARTA DE ARMAS TIPO DE LA CASILLA EN LA QUE ESTES</text:p>
          </table:table-cell>
          <table:table-cell table:number-columns-repeated="1020"/>
        </table:table-row>
        <table:table-row table:style-name="ro2">
          <table:table-cell table:formula="of:=[.A3]+1" office:value-type="float" office:value="3">
            <text:p>3</text:p>
          </table:table-cell>
          <table:table-cell office:value-type="float" office:value="2">
            <text:p>2</text:p>
          </table:table-cell>
          <table:table-cell/>
          <table:table-cell office:value-type="string">
            <text:p>VES ALGO EXTRAÑO EN EL SUELO TE ACERCAS Y ES UN ITEM ROBA UNA CARTA DE ITEM</text:p>
          </table:table-cell>
          <table:table-cell table:number-columns-repeated="1020"/>
        </table:table-row>
        <table:table-row table:style-name="ro2">
          <table:table-cell table:formula="of:=[.A4]+1" office:value-type="float" office:value="4">
            <text:p>4</text:p>
          </table:table-cell>
          <table:table-cell office:value-type="float" office:value="4">
            <text:p>4</text:p>
          </table:table-cell>
          <table:table-cell/>
          <table:table-cell office:value-type="string">
            <text:p>DURANTE LA SIGUIENTE FASE TUS ACCIONES DE MOVIMIENTOS CUESTAN 1 PUNTO MAS</text:p>
          </table:table-cell>
          <table:table-cell table:number-columns-repeated="1020"/>
        </table:table-row>
        <table:table-row table:style-name="ro2">
          <table:table-cell table:formula="of:=[.A5]+1"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TACADO POR UN ….</text:p>
          </table:table-cell>
          <table:table-cell table:number-columns-repeated="1020"/>
        </table:table-row>
        <table:table-row table:style-name="ro2">
          <table:table-cell table:formula="of:=[.A6]+1" office:value-type="float" office:value="6">
            <text:p>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U MOCHILA SE TRABA EN XXXXX Y PIERDES 2 OBJETOS (A ELEGIR POR EL JUGADOR)</text:p>
          </table:table-cell>
          <table:table-cell table:number-columns-repeated="1020"/>
        </table:table-row>
        <table:table-row table:style-name="ro2">
          <table:table-cell table:formula="of:=[.A7]+1" office:value-type="float" office:value="7">
            <text:p>7</text:p>
          </table:table-cell>
          <table:table-cell office:value-type="float" office:value="6">
            <text:p>6</text:p>
          </table:table-cell>
          <table:table-cell/>
          <table:table-cell office:value-type="string">
            <text:p>MOMENTO DE CALMA RESTAS 1 AL PANIC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string">
            <text:p>QUE HA SIDO ESO</text:p>
          </table:table-cell>
          <table:table-cell office:value-type="string">
            <text:p>ALGO SE HA MOVIDO A TU ALREDEDOR, TE PONES NERVIOSO, +1 A PANICO</text:p>
          </table:table-cell>
          <table:table-cell table:number-columns-repeated="1020"/>
        </table:table-row>
        <table:table-row table:style-name="ro2">
          <table:table-cell table:formula="of:=[.A9]+1"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PERDIDO</text:p>
          </table:table-cell>
          <table:table-cell office:value-type="string">
            <text:p>TE MUEVES 4 CASILLA EN LA DIRECCION QUE TE INDIQUE UN DADO DE 6 (MIRAR PLANTILLA DE MOVIMIENTO)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ROBA DOS CARTAS DE EVENTOS DE JUGADOR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1">
            <text:p>1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NO SUCEDE NADA, POR AHORA…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PIERDAS -2 AGUA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13">
            <text:p>1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TRAMPA PIERDES TU SIGUIENTE FASE 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14">
            <text:p>14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AGUA</text:p>
          </table:table-cell>
          <table:table-cell table:number-columns-repeated="1020"/>
        </table:table-row>
        <table:table-row table:style-name="ro2">
          <table:table-cell table:formula="of:=[.A15]+1" office:value-type="float" office:value="15">
            <text:p>1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NCUENTRAS 1 UD DE COMIDA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FAVORITO DEL PUBLICO</text:p>
          </table:table-cell>
          <table:table-cell office:value-type="string">
            <text:p>LA ORGANIZACIÓN TE HACE LLEGAR UN PAQUETE CURATIVO DE USO INSTANTANEO, CURA 1 PUNTO DE VIDA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17">
            <text:p>17</text:p>
          </table:table-cell>
          <table:table-cell office:value-type="float" office:value="6">
            <text:p>6</text:p>
          </table:table-cell>
          <table:table-cell office:value-type="string">
            <text:p>ODIADO DEL PUBLICO</text:p>
          </table:table-cell>
          <table:table-cell office:value-type="string">
            <text:p>PIERDES UN DADO 1D4 OBJETOS DE LA MOCHILA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18">
            <text:p>1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ARGA -1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9">
            <text:p>19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combate -1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20">
            <text:p>2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iciativa -1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21">
            <text:p>21</text:p>
          </table:table-cell>
          <table:table-cell office:value-type="float" office:value="4">
            <text:p>4</text:p>
          </table:table-cell>
          <table:table-cell/>
          <table:table-cell office:value-type="string">
            <text:p>CAPACIDAD DE DEFENSA -1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OJITO DERECHO DEL DIRECTOR</text:p>
          </table:table-cell>
          <table:table-cell office:value-type="string">
            <text:p>TE PERMITE VER LA SIGUIENTE CARTA DE EVENTO DIARIO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string">
            <text:p>NOMINA A UN RIVAL</text:p>
          </table:table-cell>
          <table:table-cell office:value-type="string">
            <text:p>EL JUGADOR NOMINADO POR TI PIERDE 1D4 DE LA MOCHILA, AGUA Y COMIDA AUNQUE NO OCUPAN ESPACIO SI SE DESCARTAN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string">
            <text:p>BERSERK</text:p>
          </table:table-cell>
          <table:table-cell office:value-type="string">
            <text:p>PUES ESO PIERDES LA MOCHILA ENTERA Y no puedes acumular agua ni comida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ERDES LA MITAD REDONDEANDO AL AZA DE TUS PUNTOS DE ACCION DURANTE UNA FASE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26">
            <text:p>26</text:p>
          </table:table-cell>
          <table:table-cell office:value-type="float" office:value="4">
            <text:p>4</text:p>
          </table:table-cell>
          <table:table-cell/>
          <table:table-cell office:value-type="string">
            <text:p>INUTILIZAR EL ARMA QUE TIENES EN LAS MANOS</text:p>
          </table:table-cell>
          <table:table-cell table:number-columns-repeated="1020"/>
        </table:table-row>
        <table:table-row table:style-name="ro2">
          <table:table-cell/>
          <table:table-cell table:formula="of:=SUM([.B2:.B27])" office:value-type="float" office:value="101">
            <text:p>101</text:p>
          </table:table-cell>
          <table:table-cell table:number-columns-repeated="1022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MS" table:style-name="ta4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BOTIQUIN</text:p>
          </table:table-cell>
          <table:table-cell office:value-type="string">
            <text:p>CURA 2 PUNTOS DE VIDA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CALMANTE</text:p>
          </table:table-cell>
          <table:table-cell office:value-type="string">
            <text:p>DISMINUYE EN 2 PUNTOS TU NIVEL DE PANIC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PRISMATICOS</text:p>
          </table:table-cell>
          <table:table-cell office:value-type="string">
            <text:p>PUEDES LEVANTAR UN TILE ADYACENTE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CONTIMPLORA</text:p>
          </table:table-cell>
          <table:table-cell office:value-type="string">
            <text:p>AGUA +1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IG MAC</text:p>
          </table:table-cell>
          <table:table-cell office:value-type="string">
            <text:p>COMIDA +1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MOCHILA</text:p>
          </table:table-cell>
          <table:table-cell office:value-type="string">
            <text:p>RECUPERAS LA MOCHILA SINO LA TENIAS Y SINO +1 A CAPACIDAD DE CARGA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GPS</text:p>
          </table:table-cell>
          <table:table-cell office:value-type="string">
            <text:p>EL COSTE DE DESPLAZAMIENTO SE REDUCE EN 1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string">
            <text:p>TIENDA DE CAMPAÑA</text:p>
          </table:table-cell>
          <table:table-cell office:value-type="string">
            <text:p>TU TIRADA DE DADOS PARA REFUGIO SE INCREMENTA EN 1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NAVAJA MULTIUSOS</text:p>
          </table:table-cell>
          <table:table-cell office:value-type="string">
            <text:p>TUS DADOS PARA CREAR ARMAS SE INCREMENTAN EN 1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EQUIPO DE TRAMPERO</text:p>
          </table:table-cell>
          <table:table-cell office:value-type="string">
            <text:p>TUS DADOS PARA BUSCAR COMIDA SE INCREMENTAN EN 1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2">
          <table:table-cell table:formula="of:=[RecompensasEspeciales.A31]+1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CHUPA DE CUERO</text:p>
          </table:table-cell>
          <table:table-cell office:value-type="string">
            <text:p>1 DADOS PARA LA DEFENSA DIF 5</text:p>
          </table:table-cell>
          <table:table-cell table:number-columns-repeated="1020"/>
        </table:table-row>
        <table:table-row table:style-name="ro2">
          <table:table-cell table:formula="of:=[.A13]+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SILBATO ULTRASONIDO</text:p>
          </table:table-cell>
          <table:table-cell office:value-type="string">
            <text:p>1 SOLO USO, DURANTE EL RESTO DEL DIA EL BICHO TE IGNORA Y NO TE PERSIGUE.</text:p>
          </table:table-cell>
          <table:table-cell table:number-columns-repeated="1020"/>
        </table:table-row>
        <table:table-row table:style-name="ro2">
          <table:table-cell table:formula="of:=[.A14]+1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SPRAY</text:p>
          </table:table-cell>
          <table:table-cell office:value-type="string">
            <text:p>UN SOLO USO PUEDES HUIR ANTES DE RECIBIR EL PRIMER ATAQUE, ES UN ÉXITO AUTOMATICO PERO sufres los efectos de la huida</text:p>
          </table:table-cell>
          <table:table-cell table:number-columns-repeated="1020"/>
        </table:table-row>
        <table:table-row table:style-name="ro2">
          <table:table-cell/>
          <table:table-cell table:formula="of:=SUM([.B1:.B15])" office:value-type="float" office:value="36">
            <text:p>36</text:p>
          </table:table-cell>
          <table:table-cell table:number-columns-repeated="1022"/>
        </table:table-row>
        <table:table-row table:style-name="ro2" table:number-rows-repeated="14">
          <table:table-cell table:number-columns-repeated="1024"/>
        </table:table-row>
        <table:table-row table:style-name="ro1" table:number-rows-repeated="2">
          <table:table-cell table:style-name="Default" table:number-columns-repeated="102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compensasEspeciales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8" table:default-cell-style-name="ce1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1014" table:default-cell-style-name="Default"/>
        <table:table-row table:style-name="ro2">
          <table:table-cell table:number-columns-repeated="10"/>
          <table:table-cell table:style-name="Excel_20_Built-in_20_Normal" table:number-columns-repeated="1014"/>
        </table:table-row>
        <table:table-row table:style-name="ro2">
          <table:table-cell/>
          <table:table-cell office:value-type="string">
            <text:p>nº</text:p>
          </table:table-cell>
          <table:table-cell office:value-type="string">
            <text:p>tipo</text:p>
          </table:table-cell>
          <table:table-cell office:value-type="string">
            <text:p>Nombre</text:p>
          </table:table-cell>
          <table:table-cell office:value-type="string">
            <text:p>frecuencia </text:p>
          </table:table-cell>
          <table:table-cell office:value-type="string">
            <text:p>efecto</text:p>
          </table:table-cell>
          <table:table-cell office:value-type="string">
            <text:p>detalles</text:p>
          </table:table-cell>
          <table:table-cell table:number-columns-repeated="3"/>
          <table:table-cell table:style-name="Excel_20_Built-in_20_Normal" table:number-columns-repeated="101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Arma</text:p>
          </table:table-cell>
          <table:table-cell office:value-type="string">
            <text:p>Pistola</text:p>
          </table:table-cell>
          <table:table-cell office:value-type="float" office:value="2">
            <text:p>2</text:p>
          </table:table-cell>
          <table:table-cell office:value-type="string">
            <text:p>1/3+ <text:s/>/+1 INI</text:p>
          </table:table-cell>
          <table:table-cell table:number-columns-repeated="3"/>
          <table:table-cell office:value-type="string">
            <text:p>Armas: dados extra/valor éxito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Arma</text:p>
          </table:table-cell>
          <table:table-cell office:value-type="string">
            <text:p>Motosierra</text:p>
          </table:table-cell>
          <table:table-cell office:value-type="float" office:value="2">
            <text:p>2</text:p>
          </table:table-cell>
          <table:table-cell office:value-type="string">
            <text:p>4/4+ (-2 iniciativa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Arma</text:p>
          </table:table-cell>
          <table:table-cell office:value-type="string">
            <text:p>Katana</text:p>
          </table:table-cell>
          <table:table-cell office:value-type="float" office:value="2">
            <text:p>2</text:p>
          </table:table-cell>
          <table:table-cell office:value-type="string">
            <text:p>2/3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Arma</text:p>
          </table:table-cell>
          <table:table-cell office:value-type="string">
            <text:p>Granada</text:p>
          </table:table-cell>
          <table:table-cell office:value-type="float" office:value="1">
            <text:p>1</text:p>
          </table:table-cell>
          <table:table-cell office:value-type="string">
            <text:p>4/3+ +( 1/3)</text:p>
          </table:table-cell>
          <table:table-cell office:value-type="string">
            <text:p>Un solo uso. Ataque especial que se resuelve antes de iniciar la primera subfase de combate. Hace un ataque con el primer perfil al blanco elegido con el jugador y un ataque con el segundo perfil a cada uno de los restantes participantes incluido el propio jugador)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Arma</text:p>
          </table:table-cell>
          <table:table-cell office:value-type="string">
            <text:p>Escopeta</text:p>
          </table:table-cell>
          <table:table-cell office:value-type="float" office:value="2">
            <text:p>2</text:p>
          </table:table-cell>
          <table:table-cell office:value-type="string">
            <text:p>3/ 4+ (+1 ini)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Armadura</text:p>
          </table:table-cell>
          <table:table-cell office:value-type="string">
            <text:p>Armadura ceramica</text:p>
          </table:table-cell>
          <table:table-cell office:value-type="float" office:value="3">
            <text:p>3</text:p>
          </table:table-cell>
          <table:table-cell office:value-type="string">
            <text:p>2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Armadura</text:p>
          </table:table-cell>
          <table:table-cell office:value-type="string">
            <text:p>Kevlar</text:p>
          </table:table-cell>
          <table:table-cell office:value-type="float" office:value="3">
            <text:p>3</text:p>
          </table:table-cell>
          <table:table-cell office:value-type="string">
            <text:p>1/4+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Recovery</text:p>
          </table:table-cell>
          <table:table-cell office:value-type="string">
            <text:p>Botiquin bueno</text:p>
          </table:table-cell>
          <table:table-cell office:value-type="float" office:value="3">
            <text:p>3</text:p>
          </table:table-cell>
          <table:table-cell office:value-type="string">
            <text:p>Cura todo el dañ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Recovery</text:p>
          </table:table-cell>
          <table:table-cell office:value-type="string">
            <text:p>Cigarrito de despues</text:p>
          </table:table-cell>
          <table:table-cell office:value-type="float" office:value="3">
            <text:p>3</text:p>
          </table:table-cell>
          <table:table-cell office:value-type="string">
            <text:p>Cura todo el panic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combate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defens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iniciativ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supervivenci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improvisacion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busca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carga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movimiento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Mejora</text:p>
          </table:table-cell>
          <table:table-cell/>
          <table:table-cell office:value-type="float" office:value="2">
            <text:p>2</text:p>
          </table:table-cell>
          <table:table-cell office:value-type="string">
            <text:p>+1 vida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formula="of:=SUM([.E3:.E20])" office:value-type="float" office:value="39">
            <text:p>39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style-name="Excel_20_Built-in_20_Normal" table:number-columns-repeated="5"/>
          <table:table-cell table:style-name="ce2"/>
          <table:table-cell table:style-name="Excel_20_Built-in_20_Normal" table:number-columns-repeated="4"/>
          <table:table-cell table:number-columns-repeated="1014"/>
        </table:table-row>
        <table:table-row table:style-name="ro2">
          <table:table-cell table:style-name="Excel_20_Built-in_20_Normal"/>
          <table:table-cell table:style-name="Excel_20_Built-in_20_Normal" table:number-columns-repeated="4"/>
          <table:table-cell table:style-name="ce2"/>
          <table:table-cell table:style-name="Excel_20_Built-in_20_Normal" table:number-columns-repeated="4"/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MPAS" table:style-name="ta8" table:print="false">
        <office:forms form:automatic-focus="false" form:apply-design-mode="false"/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3" table:number-columns-repeated="1020" table:default-cell-style-name="Excel_20_Built-in_20_Normal"/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CEPO</text:p>
          </table:table-cell>
          <table:table-cell office:value-type="string">
            <text:p>EL JUGADOR OBJETIVO REDUCE SUS PUNTOS DE ACCION 3 HASTA QUE DESCANSES CON EXISTO</text:p>
          </table:table-cell>
          <table:table-cell table:number-columns-repeated="1020"/>
        </table:table-row>
        <table:table-row table:style-name="ro2">
          <table:table-cell table:formula="of:=[.A1]+1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GUANTE BLANCO</text:p>
          </table:table-cell>
          <table:table-cell office:value-type="string">
            <text:p>ROBAS UN OBJETO NO EQUIPADO A UN JUGADOR OBJETIVO</text:p>
          </table:table-cell>
          <table:table-cell table:number-columns-repeated="1020"/>
        </table:table-row>
        <table:table-row table:style-name="ro2">
          <table:table-cell table:formula="of:=[.A2]+1" office:value-type="float" office:value="3">
            <text:p>3</text:p>
          </table:table-cell>
          <table:table-cell office:value-type="float" office:value="3">
            <text:p>3</text:p>
          </table:table-cell>
          <table:table-cell office:value-type="string">
            <text:p>SUSTO</text:p>
          </table:table-cell>
          <table:table-cell office:value-type="string">
            <text:p>EL JUGADOR OBJETIVO INCREMENTA SU NIVEL DE PANICO EN 1</text:p>
          </table:table-cell>
          <table:table-cell table:number-columns-repeated="1020"/>
        </table:table-row>
        <table:table-row table:style-name="ro2">
          <table:table-cell table:formula="of:=[.A3]+1" office:value-type="float" office:value="4">
            <text:p>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PIERDE LA ARMADURA</text:p>
          </table:table-cell>
          <table:table-cell table:number-columns-repeated="1020"/>
        </table:table-row>
        <table:table-row table:style-name="ro2">
          <table:table-cell table:formula="of:=[.A4]+1"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VENENO</text:p>
          </table:table-cell>
          <table:table-cell office:value-type="string">
            <text:p>EL JUGADOR OBJETIVO REDUCE SUS ATRIBUTOS DE COMBATE EN 1 HASTA QUE DESCANSES CON ÉXITO</text:p>
          </table:table-cell>
          <table:table-cell table:number-columns-repeated="1020"/>
        </table:table-row>
        <table:table-row table:style-name="ro2">
          <table:table-cell table:formula="of:=[.A5]+1" office:value-type="float" office:value="6">
            <text:p>6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ATACAR HASTA QUE DESCANSES CON ÉXITO</text:p>
          </table:table-cell>
          <table:table-cell table:number-columns-repeated="1020"/>
        </table:table-row>
        <table:table-row table:style-name="ro2">
          <table:table-cell table:formula="of:=[.A6]+1" office:value-type="float" office:value="7">
            <text:p>7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NO PUEDE HUIR DURANTE EL RESTO DEL DIA</text:p>
          </table:table-cell>
          <table:table-cell table:number-columns-repeated="1020"/>
        </table:table-row>
        <table:table-row table:style-name="ro2">
          <table:table-cell table:formula="of:=[.A7]+1"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string">
            <text:p>FRAGANCIA</text:p>
          </table:table-cell>
          <table:table-cell office:value-type="string">
            <text:p>TODOS LOS BICHOS QUE <text:s/>PERSIGAN AL JUGADOR OBJETIVO DOBLAN SU MOVIMIENTO DURANTE UN TURNO</text:p>
          </table:table-cell>
          <table:table-cell table:number-columns-repeated="1020"/>
        </table:table-row>
        <table:table-row table:style-name="ro2">
          <table:table-cell table:formula="of:=[.A8]+1"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L JUGADOR OBJETIVO SOLO PUEDE MOVERSE Y BUSCAR REFUGIO DURANTE EL RESTO DEL DIA</text:p>
          </table:table-cell>
          <table:table-cell table:number-columns-repeated="1020"/>
        </table:table-row>
        <table:table-row table:style-name="ro2">
          <table:table-cell table:formula="of:=[.A9]+1"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DESPISTADO</text:p>
          </table:table-cell>
          <table:table-cell office:value-type="string">
            <text:p>ROBAS A QUIEN TU QUIERAS UN OBJETO</text:p>
          </table:table-cell>
          <table:table-cell table:number-columns-repeated="1020"/>
        </table:table-row>
        <table:table-row table:style-name="ro2">
          <table:table-cell table:formula="of:=[.A10]+1" office:value-type="float" office:value="11">
            <text:p>11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1]+1" office:value-type="float" office:value="12">
            <text:p>12</text:p>
          </table:table-cell>
          <table:table-cell office:value-type="float" office:value="3">
            <text:p>3</text:p>
          </table:table-cell>
          <table:table-cell/>
          <table:table-cell office:value-type="string">
            <text:p>DESCARTA UN ARMA EL JUGADOR OBJETIVO</text:p>
          </table:table-cell>
          <table:table-cell table:number-columns-repeated="1020"/>
        </table:table-row>
        <table:table-row table:style-name="ro2">
          <table:table-cell table:formula="of:=[.A12]+1"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string">
            <text:p>SEÑUELO</text:p>
          </table:table-cell>
          <table:table-cell office:value-type="string">
            <text:p>DURANTE LA SIGUIENTE FASE EL JUGADOR OBJETIVO SE MUEVE EN LA DIRECCION QUE TU INDIQUES 2 CASILLAS SIN IMPORTAR TERRENO</text:p>
          </table:table-cell>
          <table:table-cell table:number-columns-repeated="1020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string">
            <text:p>PATOSO</text:p>
          </table:table-cell>
          <table:table-cell office:value-type="string">
            <text:p>ROBAS UNA CARTA DE TRAMPA Y TE LA APLICAS A TI</text:p>
          </table:table-cell>
          <table:table-cell table:number-columns-repeated="1020"/>
        </table:table-row>
        <table:table-row table:style-name="ro2">
          <table:table-cell/>
          <table:table-cell table:formula="of:=SUM([.B1:.B14])" office:value-type="float" office:value="41">
            <text:p>41</text:p>
          </table:table-cell>
          <table:table-cell table:number-columns-repeated="1022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NDICION DE VICTORIA (obsoleto)" table:style-name="ta6" table:print="false">
        <office:forms form:automatic-focus="false" form:apply-design-mode="false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22" table:default-cell-style-name="Excel_20_Built-in_20_Normal"/>
        <table:table-column table:style-name="co13" table:number-columns-repeated="1021" table:default-cell-style-name="Excel_20_Built-in_20_Normal"/>
        <table:table-row table:style-name="ro2">
          <table:table-cell table:number-columns-repeated="3"/>
          <table:table-cell office:value-type="string">
            <text:p>DURACION</text:p>
          </table:table-cell>
          <table:table-cell table:number-columns-repeated="1020"/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SIEMPRE ACTIVO</text:p>
          </table:table-cell>
          <table:table-cell office:value-type="string">
            <text:p>GANA EL PRIMERO QUE LLEGUE AL NUMERO DE MUERTES DE JUGADORES IGUAL AL RESTO DE PARTICIPANTES SI JUEGAN 4 A 3, 5 A 4 ETC… SIN CONTAR LOS QUE ENTREN DESPUES</text:p>
          </table:table-cell>
          <table:table-cell table:number-columns-repeated="1021"/>
        </table:table-row>
        <table:table-row table:style-name="ro2">
          <table:table-cell table:formula="of:=[.A2]+1" office:value-type="float" office:value="1">
            <text:p>1</text:p>
          </table:table-cell>
          <table:table-cell office:value-type="string">
            <text:p>REY DE LA MONTAÑA</text:p>
          </table:table-cell>
          <table:table-cell office:value-type="string">
            <text:p>EL QUE PRIMERO LLEGUE AL PUNTO A Y AGUANTE 1 DIA ENTERO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2">
          <table:table-cell table:formula="of:=[.A3]+1" office:value-type="float" office:value="2">
            <text:p>2</text:p>
          </table:table-cell>
          <table:table-cell office:value-type="string">
            <text:p>RECOMPENSA</text:p>
          </table:table-cell>
          <table:table-cell office:value-type="string">
            <text:p>RECIBES UN ITEM POR COMBATE PARTICIPADO CONTRA JUGADORE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4]+1" office:value-type="float" office:value="3">
            <text:p>3</text:p>
          </table:table-cell>
          <table:table-cell office:value-type="string">
            <text:p>COMBATIVO</text:p>
          </table:table-cell>
          <table:table-cell office:value-type="string">
            <text:p>ERES ATACADO POR UN BICHO AL AZAR SI DURANTE ESE DIA NO HAS PARTICIPADO EN COMBATE CONTRA OTRO JUGADOR, EN LA FASE DE MANTENIMIENTO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5]+1" office:value-type="float" office:value="4">
            <text:p>4</text:p>
          </table:table-cell>
          <table:table-cell office:value-type="string">
            <text:p>SIN DESCANSO</text:p>
          </table:table-cell>
          <table:table-cell office:value-type="string">
            <text:p>NO PUEDES DESCANSAR SINO PARTICIPAS EN UN COMBATE CONTRA OTRO JUGADOR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2">
          <table:table-cell table:formula="of:=[.A6]+1" office:value-type="float" office:value="5">
            <text:p>5</text:p>
          </table:table-cell>
          <table:table-cell office:value-type="string">
            <text:p>CAZADOR</text:p>
          </table:table-cell>
          <table:table-cell office:value-type="string">
            <text:p>MATAR 3 BESTIAS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>
          <table:table-cell table:formula="of:=[.A7]+1" office:value-type="float" office:value="6">
            <text:p>6</text:p>
          </table:table-cell>
          <table:table-cell office:value-type="string">
            <text:p>GUERRERO</text:p>
          </table:table-cell>
          <table:table-cell office:value-type="string">
            <text:p>DERROTAR UN ENEMIGO ARMADO CON NIVEL 3 CON ARMAS DE NIVEL 1 Y SIN ARMADURA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0">10/10/2015</text:date>, <text:time>23:25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DICION_20_DE_20_VICTORIA" style:display-name="PageStyle_CONDICION DE VICTO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RIA" style:display-name="PageStyle_DIARI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UGADOR" style:display-name="PageStyle_JUGADO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TEMS" style:display-name="PageStyle_ITEM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RAMPAS" style:display-name="PageStyle_TRAM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0T23:25:07.57</dc:date>
    <meta:generator>OpenOffice/4.1.1$Win32 OpenOffice.org_project/411m6$Build-9775</meta:generator>
    <meta:editing-duration>PT4H40M48S</meta:editing-duration>
    <meta:editing-cycles>10</meta:editing-cycles>
    <meta:document-statistic meta:table-count="7" meta:cell-count="376" meta:object-count="0"/>
  </office:meta>
</office:document-meta>
</file>